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#ff0000" style:font-name-asian="Liberation Serif" style:font-name-complex="Liberation Serif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761fa" fo:background-color="#ff0000" style:font-name-asian="Liberation Serif" style:font-name-complex="Liberation Serif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e2ef3" fo:background-color="#ff0000" style:font-name-asian="Liberation Serif" style:font-name-complex="Liberation Serif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854e9" officeooo:paragraph-rsid="001854e9" fo:background-color="#ff0000" style:font-name-asian="Liberation Serif" style:font-name-complex="Liberation Serif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99bca" officeooo:paragraph-rsid="00199bca" fo:background-color="#ff0000" style:font-name-asian="Liberation Serif" style:font-name-complex="Liberation Serif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7b8f" officeooo:paragraph-rsid="00147b8f" fo:background-color="#ff0000" style:font-name-asian="Liberation Serif" style:font-name-complex="Liberation Serif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e2ef3" officeooo:paragraph-rsid="001e2ef3" fo:background-color="#ff0000" style:font-name-asian="Liberation Serif" style:font-name-complex="Liberation Serif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854e9" officeooo:paragraph-rsid="001854e9" fo:background-color="transparent" style:font-name-asian="Liberation Serif" style:font-name-complex="Liberation Serif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1pt" fo:font-weight="normal" fo:background-color="#ff0000" style:font-name-asian="Calibri1" style:font-name-complex="Calibri1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fo:color="#000000" style:font-name="Liberation Serif" fo:font-size="12pt" fo:font-weight="normal" fo:background-color="#ff0000" style:font-name-asian="Liberation Serif" style:font-name-complex="Liberation Serif"/>
    </style:style>
    <style:style style:name="T1" style:family="text">
      <style:text-properties officeooo:rsid="00147b8f"/>
    </style:style>
    <style:style style:name="T2" style:family="text">
      <style:text-properties officeooo:rsid="001761fa"/>
    </style:style>
    <style:style style:name="T3" style:family="text">
      <style:text-properties officeooo:rsid="00199bca"/>
    </style:style>
    <style:style style:name="T4" style:family="text">
      <style:text-properties officeooo:rsid="001bc750"/>
    </style:style>
    <style:style style:name="T5" style:family="text">
      <style:text-properties officeooo:rsid="001e2e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nce Diagram</text:p>
      <text:p text:style-name="P2"/>
      <text:list xml:id="list2136062945976906199" text:style-name="L1">
        <text:list-item>
          <text:p text:style-name="P3">Login liscio</text:p>
        </text:list-item>
        <text:list-item>
          <text:p text:style-name="P3">Login eccezione server</text:p>
        </text:list-item>
        <text:list-item>
          <text:p text:style-name="P3">Login eccezione dati</text:p>
          <text:p text:style-name="P12"/>
        </text:list-item>
        <text:list-item>
          <text:p text:style-name="P3">Aggiungi Struttura</text:p>
        </text:list-item>
        <text:list-item>
          <text:p text:style-name="P3">Aggiungi Struttura eccezione nome uguale</text:p>
        </text:list-item>
        <text:list-item>
          <text:p text:style-name="P3">Aggiungi Struttura eccezione server</text:p>
          <text:p text:style-name="P12"/>
        </text:list-item>
        <text:list-item>
          <text:p text:style-name="P3">Modifica Struttura</text:p>
        </text:list-item>
        <text:list-item>
          <text:p text:style-name="P3">Modifica Struttura eccezione inagibile con stanze</text:p>
        </text:list-item>
        <text:list-item>
          <text:p text:style-name="P3">Modifica Struttura eccezione server</text:p>
          <text:p text:style-name="P12"/>
        </text:list-item>
        <text:list-item>
          <text:p text:style-name="P14">Rimuovi Struttura con conferma</text:p>
        </text:list-item>
        <text:list-item>
          <text:p text:style-name="P14">Rimuovi Struttura senza conferma</text:p>
        </text:list-item>
        <text:list-item>
          <text:p text:style-name="P3">Rimuovi Struttura eccezione stanze</text:p>
        </text:list-item>
        <text:list-item>
          <text:p text:style-name="P3">Rimuovi Struttura eccezione server</text:p>
          <text:p text:style-name="P12"/>
        </text:list-item>
        <text:list-item>
          <text:p text:style-name="P3">Aggiungi Stanza</text:p>
        </text:list-item>
        <text:list-item>
          <text:p text:style-name="P3">Aggiungi Stanza eccezione nome uguale</text:p>
        </text:list-item>
        <text:list-item>
          <text:p text:style-name="P3">Aggiungi Stanza eccezione server</text:p>
          <text:p text:style-name="P12"/>
        </text:list-item>
        <text:list-item>
          <text:p text:style-name="P3">Modifica Stanza</text:p>
        </text:list-item>
        <text:list-item>
          <text:p text:style-name="P3">Modifica Stanza eccezione stanza occupata</text:p>
        </text:list-item>
        <text:list-item>
          <text:p text:style-name="P3">Modifica Stanza eccezione server</text:p>
          <text:p text:style-name="P12"/>
        </text:list-item>
        <text:list-item>
          <text:p text:style-name="P3">Rimuovi Stanza con conferma</text:p>
        </text:list-item>
        <text:list-item>
          <text:p text:style-name="P3">Rimuovi Stanza senza conferma</text:p>
        </text:list-item>
        <text:list-item>
          <text:p text:style-name="P3">Rimuovi Stanza eccezione occupata</text:p>
        </text:list-item>
        <text:list-item>
          <text:p text:style-name="P3">Rimuovi Stanze eccezione server</text:p>
          <text:p text:style-name="P12"/>
        </text:list-item>
        <text:list-item>
          <text:p text:style-name="P3">Aggiungi Portinaio</text:p>
        </text:list-item>
        <text:list-item>
          <text:p text:style-name="P3">Aggiungi Portinaio eccezione server</text:p>
        </text:list-item>
        <text:list-item>
          <text:p text:style-name="P3">Rimuovi Portinaio</text:p>
        </text:list-item>
        <text:list-item>
          <text:p text:style-name="P3">Rimuovi Portinaio eccezione server</text:p>
          <text:p text:style-name="P12"/>
        </text:list-item>
        <text:list-item>
          <text:p text:style-name="P3">Termina Permanenza con conferma – Proprietario</text:p>
        </text:list-item>
        <text:list-item>
          <text:p text:style-name="P3">Termina Permanenza con conferma – Portinaio</text:p>
        </text:list-item>
        <text:list-item>
          <text:p text:style-name="P3">Termina Permanenza senza conferma – Proprietario</text:p>
        </text:list-item>
        <text:list-item>
          <text:p text:style-name="P3">Termina Permanenza senza conferma – Portinaio</text:p>
        </text:list-item>
        <text:list-item>
          <text:p text:style-name="P3">Termina Permanenza eccezione visita – Proprietario</text:p>
        </text:list-item>
        <text:list-item>
          <text:p text:style-name="P3">Termina Permanenza eccezione visita – Portinaio</text:p>
        </text:list-item>
        <text:list-item>
          <text:p text:style-name="P4">Termina Permanenza eccezione <text:span text:style-name="T2">server</text:span> – P<text:span text:style-name="T4">roprietario</text:span></text:p>
        </text:list-item>
        <text:list-item>
          <text:p text:style-name="P4">Termina Permanenza eccezione <text:span text:style-name="T2">server</text:span> - Portinaio</text:p>
          <text:p text:style-name="P12"/>
        </text:list-item>
        <text:list-item>
          <text:p text:style-name="P3">Termina Visita con conferma – Proprietario</text:p>
        </text:list-item>
        <text:list-item>
          <text:p text:style-name="P3">Termina Visita con conferma – Portinaio</text:p>
        </text:list-item>
        <text:list-item>
          <text:p text:style-name="P3">Termina Visita senza conferma – Proprietario</text:p>
        </text:list-item>
        <text:list-item>
          <text:p text:style-name="P3">Termina Visita senza conferma – Portinaio</text:p>
        </text:list-item>
        <text:list-item>
          <text:p text:style-name="P6">Termina Visita eccezione server – Proprietario</text:p>
        </text:list-item>
        <text:list-item>
          <text:p text:style-name="P6">Termina Visita eccezione server – Portinaio</text:p>
          <text:p text:style-name="P12"/>
        </text:list-item>
        <text:list-item>
          <text:p text:style-name="P3"><text:soft-page-break/>Aggiungi Permanenza – Proprietario</text:p>
        </text:list-item>
        <text:list-item>
          <text:p text:style-name="P3">Aggiungi Permanenza – Portinaio</text:p>
        </text:list-item>
        <text:list-item>
          <text:p text:style-name="P6">Aggiungi Permanenza eccezione server – Proprietario</text:p>
        </text:list-item>
        <text:list-item>
          <text:p text:style-name="P6">Aggiungi Permanenza eccezione server – Portinaio</text:p>
        </text:list-item>
      </text:list>
      <text:p text:style-name="P11"/>
      <text:list xml:id="list115926741503999" text:continue-numbering="true" text:style-name="L1">
        <text:list-item>
          <text:p text:style-name="P3">Aggiungi Visita – Proprietario</text:p>
        </text:list-item>
        <text:list-item>
          <text:p text:style-name="P3">Aggiungi Visita – Portinaio</text:p>
        </text:list-item>
        <text:list-item>
          <text:p text:style-name="P6">Aggiungi Visita eccezione server – Proprietario</text:p>
        </text:list-item>
        <text:list-item>
          <text:p text:style-name="P6">Aggiungi Visita eccezione server – Portinaio</text:p>
          <text:p text:style-name="P12"/>
        </text:list-item>
        <text:list-item>
          <text:p text:style-name="P3">Cambia Password</text:p>
        </text:list-item>
        <text:list-item>
          <text:p text:style-name="P8">Cambia Password eccezione server</text:p>
        </text:list-item>
        <text:list-item>
          <text:p text:style-name="P9">Cambia Password eccezione vecchia errata</text:p>
        </text:list-item>
        <text:list-item>
          <text:p text:style-name="P5"><text:span text:style-name="T5">Cambia Password eccezione nuova errata</text:span></text:p>
          <text:p text:style-name="P10"/>
        </text:list-item>
        <text:list-item>
          <text:p text:style-name="P3">Registro movimenti – <text:span text:style-name="T1">Portinaio</text:span></text:p>
        </text:list-item>
        <text:list-item>
          <text:p text:style-name="P8">Registro movimenti – Proprietario</text:p>
        </text:list-item>
        <text:list-item>
          <text:p text:style-name="P8">Registro movimenti eccezione server – <text:span text:style-name="T3">Portinaio</text:span></text:p>
        </text:list-item>
        <text:list-item>
          <text:p text:style-name="P7">Registro movimenti eccezione server - Proprietario</text:p>
          <text:p text:style-name="P13"/>
        </text:list-item>
        <text:list-item>
          <text:p text:style-name="P3">Nuova Anagrafica</text:p>
        </text:list-item>
        <text:list-item>
          <text:p text:style-name="P7">Nuova Anagrafica eccezione server</text:p>
          <text:p text:style-name="P7"/>
        </text:list-item>
        <text:list-item>
          <text:p text:style-name="P3">Modifica Anagrafica</text:p>
        </text:list-item>
        <text:list-item>
          <text:p text:style-name="P7">Modifica Anagrafica eccezione server</text:p>
          <text:p text:style-name="P7"/>
        </text:list-item>
        <text:list-item>
          <text:p text:style-name="P3">Carica Anagrafica</text:p>
        </text:list-item>
        <text:list-item>
          <text:p text:style-name="P7">Carica Anagrafica eccezione server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2T11:59:26.471296280</dc:date>
    <dc:creator>Giandomenico </dc:creator>
    <meta:editing-duration>PT3H52M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64" meta:word-count="316" meta:character-count="2354" meta:non-whitespace-character-count="2141"/>
  </office:meta>
</office:document-meta>
</file>